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1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3" style:family="table-cell" style:parent-style-name="Default">
      <style:table-cell-properties fo:padding="0.101cm"/>
      <style:text-properties style:font-name="Arial" fo:font-style="normal"/>
    </style:style>
    <style:style style:name="ta_extref" style:family="table">
      <style:table-properties table:display="false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DRIANA</text:p>
          </table:table-cell>
          <table:table-cell table:style-name="ce4" office:value-type="string">
            <text:p>Adriana Martins Keder – ME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io de Una de Baix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96.737/0001-35</text:p>
          </table:table-cell>
          <table:table-cell table:style-name="ce13" office:value-type="string">
            <text:p>345.112.910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driana Martins Keder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BSA</text:p>
          </table:table-cell>
          <table:table-cell table:style-name="ce4" office:value-type="string">
            <text:p>BSA Utensilios Domésticos LTDA. - ME</text:p>
          </table:table-cell>
          <table:table-cell table:style-name="ce4" office:value-type="string">
            <text:p>Rua Guarani</text:p>
          </table:table-cell>
          <table:table-cell table:style-name="ce16" office:value-type="string">
            <text:p>11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384.865/0001-12</text:p>
          </table:table-cell>
          <table:table-cell table:style-name="ce13" office:value-type="string">
            <text:p>345.083.380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SA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4" office:value-type="string">
            <text:p>Daniel Vieira Antunes – ME</text:p>
          </table:table-cell>
          <table:table-cell table:style-name="ce4" office:value-type="string">
            <text:p>Avenida Antonino Dias Bastos</text:p>
          </table:table-cell>
          <table:table-cell table:style-name="ce16" office:value-type="string">
            <text:p>77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São Roqu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30-351</text:p>
          </table:table-cell>
          <table:table-cell table:style-name="ce4" office:value-type="string">
            <text:p>10.989.369/0001-22</text:p>
          </table:table-cell>
          <table:table-cell table:style-name="ce13" office:value-type="string">
            <text:p>653.131.41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77.230.308-94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4" office:value-type="string">
            <text:p>IBIFOLHA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IOLE</text:p>
          </table:table-cell>
          <table:table-cell table:style-name="ce4" office:value-type="string">
            <text:p>Iole Comércio de Rações Ltda.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6.032.589/0001-96</text:p>
          </table:table-cell>
          <table:table-cell table:style-name="ce13" office:value-type="string">
            <text:p>345.079.930.117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ole.ods</text:p>
          </table:table-cell>
          <table:table-cell table:number-columns-repeated="240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JS Comércio de Rações e Acessórios Ltda. -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1012</text:p>
          </table:table-cell>
          <table:table-cell table:style-name="ce16" office:value-type="string">
            <text:p>Lote 20, Quadra F</text:p>
          </table:table-cell>
          <table:table-cell table:style-name="ce4" office:value-type="string">
            <text:p>Residencial Jardim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39.408/0001-52</text:p>
          </table:table-cell>
          <table:table-cell table:style-name="ce13" office:value-type="string">
            <text:p>345.112.645.11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JS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IL – Ibiúna – Comércio de Materiais de Construção Ltda. - EPP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0</text:p>
          </table:table-cell>
          <table:table-cell table:style-name="ce16" office:value-type="string">
            <text:p>Km 67,0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444</text:p>
          </table:table-cell>
          <table:table-cell table:style-name="ce16" office:value-type="string">
            <text:p>Conj. 1 do 1.º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6"/>
        <table:table-column table:style-name="co19" table:default-cell-style-name="ce26"/>
        <table:table-column table:style-name="co20" table:default-cell-style-name="ce31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29" office:value-type="string">
            <text:p>VALOR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50">
            <text:p>2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0" table:formula="of:=[.C5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95">
            <text:p>9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16">
            <text:p>5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89">
            <text:p>8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ANA-CECILIA</text:p>
          </table:table-cell>
          <table:table-cell table:style-name="ce25" office:value-type="float" office:value="25">
            <text:p>25</text:p>
          </table:table-cell>
          <table:table-cell table:style-name="ce25" office:value-type="string">
            <text:p>Xerox emitidos no mês</text:p>
          </table:table-cell>
          <table:table-cell table:style-name="ce30" table:formula="of:=[.C16]*0.3" office:value-type="float" office:value="7.5">
            <text:p>7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33">
            <text:p>1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0" table:formula="of:=[.C22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NF Paulista</text:p>
          </table:table-cell>
          <table:table-cell table:style-name="ce30" office:value-type="float" office:value="150">
            <text:p>1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56">
            <text:p>5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36">
            <text:p>5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S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0">
            <text:p>17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0" table:formula="of:=[.C37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77">
            <text:p>4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2">
            <text:p>3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98">
            <text:p>1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5">
            <text:p>17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0">
            <text:p>13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65">
            <text:p>3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-ANTU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5">
            <text:p>3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8">
            <text:p>15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59">
            <text:p>2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EEL-DANC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63">
            <text:p>6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5">
            <text:p>3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16">
            <text:p>11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33">
            <text:p>53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33">
            <text:p>53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0" table:formula="of:=[.C68]*0.3" office:value-type="float" office:value="0.6">
            <text:p>0,6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ALIMENTOS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Xerox emitidos no mês</text:p>
          </table:table-cell>
          <table:table-cell table:style-name="ce30" table:formula="of:=[.C69]*0.3" office:value-type="float" office:value="2.4">
            <text:p>2,4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2">
            <text:p>1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0">
            <text:p>10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639">
            <text:p>63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5">
            <text:p>15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47">
            <text:p>247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45">
            <text:p>34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50">
            <text:p>25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50">
            <text:p>25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43">
            <text:p>34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85">
            <text:p>58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5">
            <text:p>12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56">
            <text:p>15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9">
            <text:p>6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73">
            <text:p>7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421">
            <text:p>421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21">
            <text:p>21</text:p>
          </table:table-cell>
          <table:table-cell table:style-name="ce25" office:value-type="string">
            <text:p>Xerox emitidos no mês</text:p>
          </table:table-cell>
          <table:table-cell table:style-name="ce30" table:formula="of:=[.C101]*0.3" office:value-type="float" office:value="6.3">
            <text:p>6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0">
            <text:p>3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20">
            <text:p>2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97">
            <text:p>197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6">
            <text:p>14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93">
            <text:p>19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4">
            <text:p>17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6">
            <text:p>16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5">
            <text:p>6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PALMIU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25">
            <text:p>2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92">
            <text:p>192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81">
            <text:p>281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00">
            <text:p>30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00">
            <text:p>30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6">
            <text:p>136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office:value-type="string">
            <text:p>PSA</text:p>
          </table:table-cell>
          <table:table-cell table:style-name="ce25" office:value-type="float" office:value="7">
            <text:p>7</text:p>
          </table:table-cell>
          <table:table-cell table:style-name="ce28" office:value-type="string">
            <text:p>Xerox emitidos no mês</text:p>
          </table:table-cell>
          <table:table-cell table:style-name="ce32" table:formula="of:=[.C124]*0.3" office:value-type="float" office:value="2.1">
            <text:p>2,1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3">
            <text:p>17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73">
            <text:p>17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0">
            <text:p>5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13">
            <text:p>1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45">
            <text:p>14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5">
            <text:p>1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00">
            <text:p>20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15">
            <text:p>11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25">
            <text:p>2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0">
            <text:p>10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00">
            <text:p>10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00">
            <text:p>1.100,00</text:p>
          </table:table-cell>
          <table:table-cell table:style-name="ce33" table:number-columns-repeated="251"/>
        </table:table-row>
        <table:table-row table:style-name="ro1" table:number-rows-repeated="65383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49">
          <table:sort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6">26/04/2010</text:date>, <text:time>16:09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l</dc:title>
    <meta:initial-creator>Carlos Augusto Marcicano</meta:initial-creator>
    <meta:creation-date>2007-08-03T15:08:45</meta:creation-date>
    <dc:date>2010-04-26T16:08:18</dc:date>
    <meta:print-date>2009-07-16T11:00:49</meta:print-date>
    <dc:language>pt-BR</dc:language>
    <meta:editing-cycles>883</meta:editing-cycles>
    <meta:editing-duration>PT66H36M54S</meta:editing-duration>
    <dc:creator>Guto Marcicano</dc:creator>
    <meta:document-statistic meta:table-count="2" meta:cell-count="1988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